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glibClassHandlerTests.handlerGeneratedClassCreatesRuntimeHintsFor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glibClassHandlerTests.CglibClassHandl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glibClassHandlerTests.assertContent( InputStreamSource source , byte [ ] expected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glibClassHandlerTests.handlerRegisterGener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glibClassHandlerTests.handlerLoadedClassCreatesRuntimeHintsFor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